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VReader.re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SVGenerator.dumpFiel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SVReader.read( char b [ ] , int o , int 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VGenerator.CSV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Generator.startElement( String name , Attributes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SVReader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Generator.start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Generator.indent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Generator.dumpRecor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SVGenerator.generat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3">
            <text:p text:style-name="Table_20_Contents">23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CSVGenerator.setup( SourceResolver resolver , Map object_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SVReader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SVReader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Gen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SVGenerator.end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SVReader.CSVReader( Source source , String encoding , int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SVReader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